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3.983cm"/>
    </style:style>
    <style:style style:name="co3" style:family="table-column">
      <style:table-column-properties fo:break-before="auto" style:column-width="22.703cm"/>
    </style:style>
    <style:style style:name="co4" style:family="table-column">
      <style:table-column-properties fo:break-before="auto" style:column-width="15.623cm"/>
    </style:style>
    <style:style style:name="co5" style:family="table-column">
      <style:table-column-properties fo:break-before="auto" style:column-width="6.325cm"/>
    </style:style>
    <style:style style:name="co6" style:family="table-column">
      <style:table-column-properties fo:break-before="auto" style:column-width="6.992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2.11cm" fo:break-before="auto" style:use-optimal-row-height="false"/>
    </style:style>
    <style:style style:name="ro2" style:family="table-row">
      <style:table-row-properties style:row-height="2.738cm" fo:break-before="auto" style:use-optimal-row-height="false"/>
    </style:style>
    <style:style style:name="ro3" style:family="table-row">
      <style:table-row-properties style:row-height="4.133cm" fo:break-before="auto" style:use-optimal-row-height="false"/>
    </style:style>
    <style:style style:name="ro4" style:family="table-row">
      <style:table-row-properties style:row-height="3.475cm" fo:break-before="auto" style:use-optimal-row-height="false"/>
    </style:style>
    <style:style style:name="ro5" style:family="table-row">
      <style:table-row-properties style:row-height="2.817cm" fo:break-before="auto" style:use-optimal-row-height="false"/>
    </style:style>
    <style:style style:name="ro6" style:family="table-row">
      <style:table-row-properties style:row-height="3.658cm" fo:break-before="auto" style:use-optimal-row-height="false"/>
    </style:style>
    <style:style style:name="ro7" style:family="table-row">
      <style:table-row-properties style:row-height="2.632cm" fo:break-before="auto" style:use-optimal-row-height="false"/>
    </style:style>
    <style:style style:name="ro8" style:family="table-row">
      <style:table-row-properties style:row-height="3.08cm" fo:break-before="auto" style:use-optimal-row-height="false"/>
    </style:style>
    <style:style style:name="ro9" style:family="table-row">
      <style:table-row-properties style:row-height="4.554cm" fo:break-before="auto" style:use-optimal-row-height="false"/>
    </style:style>
    <style:style style:name="ro10" style:family="table-row">
      <style:table-row-properties style:row-height="4.186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text-align-source="value-type" style:repeat-content="false" fo:wrap-option="wrap" fo:border="0.088cm solid #000000" style:direction="ltr" style:rotation-angle="0" style:rotation-align="none" style:shrink-to-fit="false" loext:vertical-justify="auto" style:vertical-align="middle"/>
      <style:paragraph-properties fo:margin-left="0cm" style:writing-mode="page"/>
      <style:text-properties style:use-window-font-color="true" style:text-outline="false" style:text-line-through-styl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style>
    <style:style style:name="ce4"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Arial2"/>
    </style:style>
    <style:style style:name="ce5"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Calibri1"/>
    </style:style>
    <style:style style:name="ce6" style:family="table-cell" style:parent-style-name="Excel_20_Built-in_20_Normal">
      <style:table-cell-properties style:text-align-source="fix" style:repeat-content="false"/>
      <style:paragraph-properties fo:text-align="justify" fo:margin-left="0cm"/>
    </style:style>
    <style:style style:name="ce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style:style>
    <style:style style:name="ce8"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text-properties style:font-name="DejaVu Sans"/>
    </style:style>
    <style:style style:name="ce9"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style>
    <style:style style:name="ce10"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size-complex="12pt"/>
    </style:style>
    <style:style style:name="ce11" style:family="table-cell" style:parent-style-name="Default">
      <style:table-cell-properties fo:background-color="#ffffff" style:text-align-source="fix" style:repeat-content="false" fo:wrap-option="wrap" fo:border="0.088cm solid #000000"/>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style>
    <style:style style:name="ce13" style:family="table-cell" style:parent-style-name="Default">
      <style:table-cell-properties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000000" style:font-name="DejaVu Sans" fo:font-size="12pt" style:font-size-asian="12pt" style:font-size-complex="12pt"/>
    </style:style>
    <style:style style:name="ce1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name-complex="Arial2" style:font-size-complex="12pt"/>
    </style:style>
    <style:style style:name="ce1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font-size="12pt" style:font-size-asian="12pt" style:font-size-complex="12pt"/>
    </style:style>
    <style:style style:name="ce18"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 style:family="table-cell" style:parent-style-name="Excel_20_Built-in_20_Normal">
      <style:table-cell-properties style:text-align-source="fix" style:repeat-content="false" style:vertical-align="middle"/>
      <style:paragraph-properties fo:text-align="justify" fo:margin-left="0cm"/>
    </style:style>
    <style:style style:name="ce20" style:family="table-cell" style:parent-style-name="Excel_20_Built-in_20_Normal">
      <style:table-cell-properties fo:background-color="#ffffff"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1" style:family="table-cell" style:parent-style-name="Default">
      <style:table-cell-properties fo:background-color="#ffffff" style:text-align-source="fix" style:repeat-content="false" fo:wrap-option="wrap" fo:border="0.088cm solid #000000" style:rotation-align="none" style:vertical-align="middle"/>
      <style:paragraph-properties fo:text-align="center" fo:margin-left="0cm"/>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 style:family="table-cell" style:parent-style-name="Default">
      <style:table-cell-properties fo:border="0.088cm solid #000000"/>
    </style:style>
    <style:style style:name="ce23" style:family="table-cell" style:parent-style-name="Excel_20_Built-in_20_Normal">
      <style:table-cell-properties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4" style:family="table-cell" style:parent-style-name="Excel_20_Built-in_20_Normal">
      <style:table-cell-properties style:text-align-source="fix" style:repeat-content="false" fo:border="0.088cm solid #000000"/>
      <style:paragraph-properties fo:text-align="justify" fo:margin-left="0cm"/>
    </style:style>
    <style:style style:name="ce2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weight="bold" style:font-weight-asian="bold" style:font-weight-complex="bold"/>
    </style:style>
    <style:style style:name="ce2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ffffff"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Excel_20_Built-in_20_Normal">
      <style:table-cell-properties fo:background-color="#ffffff" style:text-align-source="fix" style:repeat-content="false" fo:wrap-option="wrap" fo:border="0.088cm solid #000000" style:vertical-align="middle"/>
      <style:paragraph-properties fo:text-align="center" fo:margin-left="0cm"/>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Excel_20_Built-in_20_Normal">
      <style:table-cell-properties style:text-align-source="fix" style:repeat-content="false" fo:border="0.088cm solid #000000" style:vertical-align="middle"/>
      <style:paragraph-properties fo:text-align="justify" fo:margin-left="0cm"/>
    </style:style>
    <style:style style:name="ce30" style:family="table-cell" style:parent-style-name="Excel_20_Built-in_20_Normal">
      <style:table-cell-properties style:text-align-source="fix" style:repeat-content="false" style:vertical-align="middle"/>
      <style:paragraph-properties fo:text-align="center" fo:margin-left="0cm"/>
    </style:style>
    <style:style style:name="ce31"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Excel_20_Built-in_20_Normal">
      <style:table-cell-properties fo:background-color="#ffffff" style:text-align-source="fix" style:repeat-content="false"/>
      <style:paragraph-properties fo:text-align="justify" fo:margin-left="0cm"/>
    </style:style>
    <style:style style:name="ce33" style:family="table-cell" style:parent-style-name="Default">
      <style:table-cell-properties fo:background-color="#ffffff" style:text-align-source="value-type" style:repeat-content="false" fo:wrap-option="wrap" style:vertical-align="middle"/>
      <style:paragraph-properties fo:margin-left="0cm"/>
      <style:text-properties style:font-name="DejaVu Sans"/>
    </style:style>
    <style:style style:name="ce34" style:family="table-cell" style:parent-style-name="Excel_20_Built-in_20_Normal">
      <style:table-cell-properties style:text-align-source="fix" style:repeat-content="false"/>
      <style:paragraph-properties fo:text-align="center" fo:margin-left="0cm"/>
    </style:style>
    <style:style style:name="ce35" style:family="table-cell" style:parent-style-name="Default">
      <style:table-cell-properties fo:background-color="#ffffff"/>
    </style:style>
    <style:style style:name="T1" style:family="text">
      <style:text-properties fo:color="#000000"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3pt" style:font-size-asian="13pt" style:font-size-complex="13pt"/>
    </style:style>
    <style:style style:name="T3" style:family="text">
      <style:text-properties fo:color="#000000" style:text-outline="false" style:text-line-through-styl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language="fr" fo:country="FR"/>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6"/>
        <table:table-column table:style-name="co4" table:default-cell-style-name="ce19"/>
        <table:table-column table:style-name="co5" table:default-cell-style-name="Excel_20_Built-in_20_Normal"/>
        <table:table-column table:style-name="co6" table:default-cell-style-name="ce30"/>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31" table:number-columns-repeated="20"/>
          <table:table-cell table:number-columns-repeated="998"/>
        </table:table-row>
        <table:table-row table:style-name="ro1">
          <table:table-cell table:style-name="ce2" office:value-type="string">
            <text:p>SEO - Référencement naturel</text:p>
          </table:table-cell>
          <table:table-cell table:style-name="ce7" office:value-type="string">
            <text:p>lang="Default"</text:p>
          </table:table-cell>
          <table:table-cell table:style-name="ce10" office:value-type="string">
            <text:p>Si la page n’existe que dans une langue, il faut l’indiquer dans cette balise.</text:p>
            <text:p><text:span text:style-name="T1">Remplacer cette balise par lang= « fr »</text:span></text:p>
          </table:table-cell>
          <table:table-cell table:style-name="ce10" office:value-type="string">
            <text:p>Si la page n’existe que dans une langue, il faut l’indiquer dans cette balise.</text:p>
            <text:p><text:span text:style-name="T1">Remplacer cette balise par lang= « fr »</text:span></text:p>
          </table:table-cell>
          <table:table-cell table:style-name="ce20" office:value-type="string">
            <text:p>ok</text:p>
          </table:table-cell>
          <table:table-cell table:style-name="ce25" office:value-type="string">
            <text:p><text:a xlink:href="https://freetools.seobility.net/en/seocheck/check?url=https%3A%2F%2Fmatthieucarondev.github.io%2Fchat%2F&amp;crawltype=1#language">https://freetools.seobility.net/en/seocheck/check?url=https%3A%2F%2Fmatthieucarondev.github.io%2Fchat%2F&amp;crawltype=1#language</text:a></text:p>
          </table:table-cell>
          <table:table-cell table:style-name="ce32" table:number-columns-repeated="1018"/>
        </table:table-row>
        <table:table-row table:style-name="ro2">
          <table:table-cell table:style-name="ce2" office:value-type="string">
            <text:p>SEO - Référencement naturel</text:p>
          </table:table-cell>
          <table:table-cell table:style-name="ce7" office:value-type="string">
            <text:p>&lt;title&gt;.&lt;/title&gt;</text:p>
          </table:table-cell>
          <table:table-cell table:style-name="ce7" office: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14" office:value-type="string">
            <text:p><text:span text:style-name="T1">Mettre dans cette balise le mot clé le plus important sur le quel on </text:span><text:span text:style-name="T1">veut être référencé, de quoi traite la page ? Ça aidera les moteurs de </text:span><text:span text:style-name="T1">recherche à nous référencé sur ces recherches. (70 caractères max). </text:span></text:p>
            <text:p><text:span text:style-name="T3">&lt;title&gt;La panthère Agence - Entreprise de web design à Lyon&lt;/title&gt;</text:span></text:p>
          </table:table-cell>
          <table:table-cell table:style-name="ce20" office:value-type="string">
            <text:p>ok</text:p>
          </table:table-cell>
          <table:table-cell table:style-name="ce7" office:value-type="string">
            <text:p>Cours OC - Optimisez le contenu de vos pages <text:a xlink:href="https://openclassrooms.com/fr/courses/5561431-augmentez-votre-trafic-grace-au-referencement-naturel-seo/5578343-optimisez-le-contenu-de-vos-pages#/id/r-5603043">https://openclassrooms.com/fr/courses/5561431-augmentez-votre-trafic-grace-au-referencement-naturel-seo/5578343-optimisez-le-contenu-de-vos-pages#/id/r-5603043</text:a></text:p>
          </table:table-cell>
          <table:table-cell table:style-name="ce32" table:number-columns-repeated="1018"/>
        </table:table-row>
        <table:table-row table:style-name="ro3">
          <table:table-cell table:style-name="ce2" office:value-type="string">
            <text:p>SEO – Référencement naturel</text:p>
          </table:table-cell>
          <table:table-cell table:style-name="ce7" office:value-type="string">
            <text:p>name="description" content=""</text:p>
          </table:table-cell>
          <table:table-cell table:style-name="ce7" office: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15" office:value-type="string">
            <text:p>Faire une description claire et concise de la page, autour de 160 caractères. On peut en afficher un peu plus pour que Google ait le choix mais le texte sera tronqué aux yeux des visiteurs. Remplacer la description par : "La panthère agence est une entreprise de web design à Lyon qui aide les entreprises a développer leur image et leur image et leur branding sur internet. »</text:p>
          </table:table-cell>
          <table:table-cell table:style-name="ce20" office:value-type="string">
            <text:p>ok</text:p>
          </table:table-cell>
          <table:table-cell table:style-name="ce7" office:value-type="string">
            <text:p><text:a xlink:href="https://openclassrooms.com/fr/courses/5561431-augmentez-votre-trafic-grace-au-referencement-naturel-seo/5578343-optimisez-le-contenu-de-vos-pages#/id/r-5603043">https://openclassrooms.com/fr/courses/5561431-augmentez-votre-trafic-grace-au-referencement-naturel-seo/5578343-optimisez-le-contenu-de-vos-pages#/id/r-5603043</text:a></text:p>
          </table:table-cell>
          <table:table-cell table:style-name="ce32" table:number-columns-repeated="1018"/>
        </table:table-row>
        <table:table-row table:style-name="ro1">
          <table:table-cell table:style-name="ce2" office:value-type="string">
            <text:p>Accessibilité &amp; SEO naturel</text:p>
          </table:table-cell>
          <table:table-cell table:style-name="ce7" office:value-type="string">
            <text:p>Pas de balises sémantiques</text:p>
          </table:table-cell>
          <table:table-cell table:style-name="ce7" office:value-type="string">
            <text:p>Les balises sémantiques permettent une meilleure accessibilité des contenu pour les personnes nécessitant des logiciels de lecture de site pour consulter le web. </text:p>
          </table:table-cell>
          <table:table-cell table:style-name="ce10" office:value-type="string">
            <text:p>Utiliser les balises sémantiques main, section, article, footer…</text:p>
          </table:table-cell>
          <table:table-cell table:style-name="ce20" office:value-type="string">
            <text:p>ok</text:p>
          </table:table-cell>
          <table:table-cell table:style-name="ce7" office:value-type="string">
            <text:p><text:a xlink:href="https://blog.hubspot.fr/marketing/balises-semantiques">https://blog.hubspot.fr/marketing/balises-semantiques</text:a></text:p>
          </table:table-cell>
          <table:table-cell table:style-name="ce32" table:number-columns-repeated="1018"/>
        </table:table-row>
        <table:table-row table:style-name="ro4">
          <table:table-cell table:style-name="ce3" office:value-type="string">
            <text:p>SEO - Amélioration technique &amp; Accessibilité &amp; SEO naturel</text:p>
          </table:table-cell>
          <table:table-cell table:style-name="ce7" office:value-type="string">
            <text:p>Textes sous forme d’image</text:p>
          </table:table-cell>
          <table:table-cell table:style-name="ce7" office: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10" office:value-type="string">
            <text:p>Quand on a juste du texte à afficher, privilégier le format texte. Utiliser le format image pour les images.</text:p>
            <text:p><text:span text:style-name="T3">Toutes les images qui ne sont que des blocs de texte au format jpg/png </text:span><text:span text:style-name="T3">seront remplacé par du texte, dans la mesure du possible les mots clé </text:span><text:span text:style-name="T3">seront mis en valeur dans des balises H*.</text:span></text:p>
          </table:table-cell>
          <table:table-cell table:style-name="ce20" office:value-type="string">
            <text:p>ok</text:p>
          </table:table-cell>
          <table:table-cell table:style-name="ce7" office:value-type="string">
            <text:p><text:a xlink:href="https://www.auditervotresiteweb.fr/audit-seo-site-web/fr/domain/matthieucarondev.github.io/BSiI62f686a9738e8#seo">https://www.auditervotresiteweb.fr/audit-seo-site-web/fr/domain/matthieucarondev.github.io/BSiI62f686a9738e8#seo</text:a></text:p>
          </table:table-cell>
          <table:table-cell table:style-name="ce32" table:number-columns-repeated="1018"/>
        </table:table-row>
        <table:table-row table:style-name="ro5">
          <table:table-cell table:style-name="ce3" office:value-type="string">
            <text:p>SEO - Amélioration technique</text:p>
          </table:table-cell>
          <table:table-cell table:style-name="ce7" office:value-type="string">
            <text:p>&lt;meta name="keywords" content="[...]"&gt;</text:p>
          </table:table-cell>
          <table:table-cell table:style-name="ce7" office:value-type="string">
            <text:p>La balise Keywords est dépréciée aujourd’hui. Au mieux elle n’est pas prise en compte, au pire cela peut-être sanctionné si il y a trop de mots clés dans la balise.</text:p>
          </table:table-cell>
          <table:table-cell table:style-name="ce10" office:value-type="string">
            <text:p>Ne pas perdre de temps à remplir cette balise, elle ne sera pas prise en compte par Google.</text:p>
            <text:p><text:span text:style-name="T3">Supprimer cette balise, et garder ces mots clés de côté pour les placer </text:span><text:span text:style-name="T3">dans le corps de la page.</text:span></text:p>
          </table:table-cell>
          <table:table-cell table:style-name="ce20" office:value-type="string">
            <text:p>ok</text:p>
          </table:table-cell>
          <table:table-cell table:style-name="ce25" office:value-type="string">
            <text:p><text:a xlink:href="https://freetools.seobility.net/en/seocheck/check?url=https%3A%2F%2Fmatthieucarondev.github.io%2Fchat%2F&amp;crawltype=1">https://freetools.seobility.net/en/seocheck/check?url=https%3A%2F%2Fmatthieucarondev.github.io%2Fchat%2F&amp;crawltype=1</text:a></text:p>
          </table:table-cell>
          <table:table-cell table:style-name="ce32" table:number-columns-repeated="1018"/>
        </table:table-row>
        <table:table-row table:style-name="ro6">
          <table:table-cell table:style-name="ce2" office:value-type="string">
            <text:p>SEO - Référencement naturel</text:p>
          </table:table-cell>
          <table:table-cell table:style-name="ce7" office:value-type="string">
            <text:p>Le nom de la page de contact</text:p>
          </table:table-cell>
          <table:table-cell table:style-name="ce7" office:value-type="string">
            <text:p>Le nom de la page de contact est « page2 ». Ce n’est pas explicite ni pour Google ni pour les visiteurs. </text:p>
          </table:table-cell>
          <table:table-cell table:style-name="ce10" office:value-type="string">
            <text:p>Nommer correctement ses pages pour qu’elles soit référencés correctement et trouvable facilement par les internautes.</text:p>
            <text:p><text:span text:style-name="T1">La page de contact doit être référencé sur une recherche Type « La </text:span><text:span text:style-name="T1">Panthère agence contact » alors on va r</text:span><text:span text:style-name="T3">enommer cette page par </text:span><text:span text:style-name="T3">«Contact - La panthère agence» ainsi que le nom du fichier en </text:span><text:span text:style-name="T3">« contact.html » et les occurrences dans le code.</text:span></text:p>
          </table:table-cell>
          <table:table-cell table:style-name="ce20" office:value-type="string">
            <text:p>ok</text:p>
          </table:table-cell>
          <table:table-cell table:style-name="ce25" office:value-type="string">
            <text:p><text:a xlink:href="https://freetools.seobility.net/en/seocheck/check?url=https%3A%2F%2Fmatthieucarondev.github.io%2Fchat%2F&amp;crawltype=1">https://freetools.seobility.net/en/seocheck/check?url=https%3A%2F%2Fmatthieucarondev.github.io%2Fchat%2F&amp;crawltype=1</text:a></text:p>
          </table:table-cell>
          <table:table-cell table:style-name="ce32" table:number-columns-repeated="1018"/>
        </table:table-row>
        <table:table-row table:style-name="ro7">
          <table:table-cell table:style-name="ce4" office:value-type="string">
            <text:p>SEO - Amélioration technique</text:p>
          </table:table-cell>
          <table:table-cell table:style-name="ce7" office:value-type="string">
            <text:p>Technique blackhat : mots clés en petit sur fond blanc et rose sur fond rose</text:p>
          </table:table-cell>
          <table:table-cell table:style-name="ce7" office: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10" office:value-type="string">
            <text:p>Ne jamais essayer de tromper Google, essayez de disperser ces mots clés intelligemment dans le contenu de la page plutôt que de tricher.</text:p>
            <text:p><text:span text:style-name="T3">Suppression de cette div dans le header ET dans le footer</text:span></text:p>
          </table:table-cell>
          <table:table-cell table:style-name="ce20" office:value-type="string">
            <text:p>ok</text:p>
          </table:table-cell>
          <table:table-cell table:style-name="ce25" office:value-type="string">
            <text:p><text:a xlink:href="https://openclassrooms.com/fr/courses/5561431-augmentez-votre-trafic-grace-au-referencement-naturel-seo/5561438-analysez-le-fonctionnement-de-google#/id/r-5645921">https://openclassrooms.com/fr/courses/5561431-augmentez-votre-trafic-grace-au-referencement-naturel-seo/5561438-analysez-le-fonctionnement-de-google#/id/r-5645921</text:a></text:p>
          </table:table-cell>
          <table:table-cell table:style-name="ce32" table:number-columns-repeated="1018"/>
        </table:table-row>
        <table:table-row table:style-name="ro7">
          <table:table-cell table:style-name="ce4" office:value-type="string">
            <text:p>SEO - Amélioration technique</text:p>
          </table:table-cell>
          <table:table-cell table:style-name="ce7" office:value-type="string">
            <text:p>balise h2 et h3 mauvaise imbrication</text:p>
          </table:table-cell>
          <table:table-cell table:style-name="ce11" office:value-type="string">
            <text:p><text:span text:style-name="T2">  </text:span><text:span text:style-name="T2">mélangent les balises, utilisant par exemple une balise h3 en premier, puis une </text:span><text:span text:style-name="T2">balise h2 et enfin une balise h3. Rien ne l’interdit formellement, mais ce n’est ni </text:span><text:span text:style-name="T2">logique pour vos lecteurs ni optimal pour les moteurs de recherche. La balise h1 </text:span><text:span text:style-name="T2">doit donc, en principe, venir au début de votre contenu (après une balise header </text:span><text:span text:style-name="T2">ou nav par exemple).</text:span></text:p>
            <text:p><text:span text:style-name="T2"/></text:p>
          </table:table-cell>
          <table:table-cell table:style-name="ce16" office:value-type="string">
            <text:p>Les balises hiérarchiques commencent par la lettre h pour headings (titres) suivie d’un numéro qui correspond au niveau du titre. C’est pour cela qu’elles sont dites hiérarchiques : la balise h1 est plus importante que la balise h2, elle-même plus importante que la balise h3, etc. Le W3C ne prévoit pas l’usage de balises plus profondes que h6 </text:p>
          </table:table-cell>
          <table:table-cell table:style-name="ce20" office:value-type="string">
            <text:p>ok</text:p>
          </table:table-cell>
          <table:table-cell table:style-name="ce26" office:value-type="string">
            <text:p><text:a xlink:href="https://freetools.seobility.net/en/seocheck/check?url=https%3A%2F%2Fmatthieucarondev.github.io%2Fchat%2F&amp;crawltype=1#language">https://freetools.seobility.net/en/seocheck/check?url=https%3A%2F%2Fmatthieucarondev.github.io%2Fchat%2F&amp;crawltype=1#language</text:a></text:p>
          </table:table-cell>
          <table:table-cell table:style-name="ce32" table:number-columns-repeated="1018"/>
        </table:table-row>
        <table:table-row table:style-name="ro7">
          <table:table-cell table:style-name="ce4" office:value-type="string">
            <text:p>SEO - Amélioration technique</text:p>
          </table:table-cell>
          <table:table-cell table:style-name="ce7" office:value-type="string">
            <text:p>Format des images non optimisé</text:p>
          </table:table-cell>
          <table:table-cell table:style-name="ce7" office:value-type="string">
            <text:p>La compression des images au format JPG ou PNG n’est pas la meilleure, la page met plus de temps à charger.</text:p>
          </table:table-cell>
          <table:table-cell table:style-name="ce15" office: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20" office:value-type="string">
            <text:p>ok</text:p>
          </table:table-cell>
          <table:table-cell table:style-name="ce27" office:value-type="string">
            <text:p><text:a xlink:href="https://web.dev/uses-responsive-images/">https://web.dev/uses-responsive-images/</text:a> <text:s/><text:a xlink:href="https://openclassrooms.com/fr/courses/5922626-optimisez-le-referencement-de-votre-site-seo-en-ameliorant-ses-performances-techniques/6055231-allegez-les-pages-de-votre-site#/id/r-6055836">https://openclassrooms.com/fr/courses/5922626-optimisez-le-referencement-de-votre-site-seo-en-ameliorant-ses-performances-techniques/6055231-allegez-les-pages-de-votre-site#/id/r-6055836</text:a></text:p>
          </table:table-cell>
          <table:table-cell table:style-name="ce32" table:number-columns-repeated="1018"/>
        </table:table-row>
        <table:table-row table:style-name="ro8">
          <table:table-cell table:style-name="ce3" office:value-type="string">
            <text:p>SEO - Amélioration technique</text:p>
          </table:table-cell>
          <table:table-cell table:style-name="ce7" office:value-type="string">
            <text:p>Manque l’attribut defer sur certains script</text:p>
          </table:table-cell>
          <table:table-cell table:style-name="ce7" office:value-type="string">
            <text:p>Sans l’attribut defer, les scripts chargent en même temps que l’HTML et le CSS. </text:p>
          </table:table-cell>
          <table:table-cell table:style-name="ce10" office:value-type="string">
            <text:p>Si le JS n’a pas besoin de charger rapidement, autant laisser d’abord le HTML / CSS charger afin d’optimiser la vitesse d’affichage du site et donc son référencement.</text:p>
            <text:p><text:span text:style-name="T3">Ajout de l’attribut defer sur tous les scripts</text:span></text:p>
          </table:table-cell>
          <table:table-cell table:style-name="ce20" office:value-type="string">
            <text:p>ok</text:p>
          </table:table-cell>
          <table:table-cell table:style-name="ce25" office:value-type="string">
            <text:p><text:a xlink:href="https://freetools.seobility.net/en/seocheck/check?url=https%3A%2F%2Fmatthieucarondev.github.io%2Fchat%2F&amp;crawltype=1">https://freetools.seobility.net/en/seocheck/check?url=https%3A%2F%2Fmatthieucarondev.github.io%2Fchat%2F&amp;crawltype=1</text:a></text:p>
          </table:table-cell>
          <table:table-cell table:style-name="ce33"/>
          <table:table-cell table:style-name="ce32" table:number-columns-repeated="1017"/>
        </table:table-row>
        <table:table-row table:style-name="ro9">
          <table:table-cell table:style-name="ce3" office:value-type="string">
            <text:p>SEO - Amélioration technique</text:p>
          </table:table-cell>
          <table:table-cell table:style-name="ce7" office:value-type="string">
            <text:p>Redimensionner la taille des images</text:p>
          </table:table-cell>
          <table:table-cell table:style-name="ce7" office:value-type="string">
            <text:p>Les deux premières images de vos réalisations sont trop grosses et donc trop lourdes par rapport à leur taille sur la page. Ça ralentit le chargement de la page inutilement</text:p>
          </table:table-cell>
          <table:table-cell table:style-name="ce10" office:value-type="string">
            <text:p>La taille originale des photos doit correspondre à leur taille d’affichage sur la page. Donc des images petites pour des vignettes ; et des images grosse pour des backgrounds de sections.</text:p>
            <text:p><text:span text:style-name="T1">convertir les vignettes de vos deux premières image de la section </text:span><text:span text:style-name="T1">Réalisation dans un autre <text:s/>format afin qu'elles soient moins lourdes.</text:span></text:p>
          </table:table-cell>
          <table:table-cell table:style-name="ce20" office:value-type="string">
            <text:p>ok</text:p>
          </table:table-cell>
          <table:table-cell table:style-name="ce27" office:value-type="string">
            <text:p><text:a xlink:href="https://web.dev/uses-responsive-images/">https://web.dev/uses-responsive-images/</text:a></text:p>
          </table:table-cell>
          <table:table-cell table:style-name="ce32" table:number-columns-repeated="1018"/>
        </table:table-row>
        <table:table-row table:style-name="ro10">
          <table:table-cell table:style-name="ce5" office:value-type="string">
            <text:p>SEO - Référencement naturel</text:p>
          </table:table-cell>
          <table:table-cell table:style-name="ce7" office:value-type="string">
            <text:p>Pas de machine à contenu</text:p>
          </table:table-cell>
          <table:table-cell table:style-name="ce7" office:value-type="string">
            <text:p>Ne pas avoir de machine à contenu est un frein quand on cherche à améliorer son SEO. Une machine à contenu peut rapporter beaucoup de prospects qualifiés à votre entreprise.</text:p>
          </table:table-cell>
          <table:table-cell table:style-name="ce10" office:value-type="string">
            <text:p><text:s/>Avoir une machine à contenu comme des articles en rapport avec votre activité, des astuces en <text:span text:style-name="T4">web design</text:span>, des tutos, classements et autres contenu de qualité </text:p>
            <text:p><text:span text:style-name="T1">Création d’une section machine à contenu, mais vous aurez à créer </text:span><text:span text:style-name="T1">le contenu vous même ou faire appel à une agence spécialisée.</text:span></text:p>
          </table:table-cell>
          <table:table-cell table:style-name="ce21"/>
          <table:table-cell table:style-name="ce7" office:value-type="string">
            <text:p><text:a xlink:href="https://openclassrooms.com/fr/courses/5561431-augmentez-votre-trafic-grace-au-referencement-naturel-seo/5578344-creez-votre-machine-a-contenu#/id/r-5603053">https://openclassrooms.com/fr/courses/5561431-augmentez-votre-trafic-grace-au-referencement-naturel-seo/5578344-creez-votre-machine-a-contenu#/id/r-5603053</text:a></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Analytics</text:p>
          </table:table-cell>
          <table:table-cell table:style-name="ce7" office:value-type="string">
            <text:p>Sans Google Analytics, difficile de connaître l’affluence sur son site (trafic organique). On aura aussi du mal à savoir d’ou ils viennent, et on se prive de beaucoup de données intéressantes comme le taux de rebond, le user agent des visiteurs, etc qui sont des données importantes pour peaufiner sa stratégie SEO</text:p>
          </table:table-cell>
          <table:table-cell table:style-name="ce10" office:value-type="string">
            <text:p>Mettre an place Google Analytics sur son site</text:p>
          </table:table-cell>
          <table:table-cell table:style-name="ce21"/>
          <table:table-cell table:style-name="ce7" office:value-type="string">
            <text:p><text:a xlink:href="https://openclassrooms.com/fr/courses/5561431-augmentez-votre-trafic-grace-au-referencement-naturel-seo/5578349-analysez-vos-kpis-grace-a-google-analytics#/id/r-5603806">https://openclassrooms.com/fr/courses/5561431-augmentez-votre-trafic-grace-au-referencement-naturel-seo/5578349-analysez-vos-kpis-grace-a-google-analytics#/id/r-5603806</text:a></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Search Console</text:p>
          </table:table-cell>
          <table:table-cell table:style-name="ce7" office:value-type="string">
            <text:p>L’absence de Google search console ne permet pas de savoir sur quels mot clé le site est bien positionné, pour quelles recherches, le volume, etc, la stalabilité de la stratégie SEO dépend beaucoup de cette outil pour faire le meilleur choix d’optimisation possible</text:p>
          </table:table-cell>
          <table:table-cell table:style-name="ce10" office:value-type="string">
            <text:p>Utiliser Google Search Console</text:p>
          </table:table-cell>
          <table:table-cell table:style-name="ce22"/>
          <table:table-cell table:style-name="ce7" office:value-type="string">
            <text:p><text:a xlink:href="https://openclassrooms.com/fr/courses/5561431-augmentez-votre-trafic-grace-au-referencement-naturel-seo/5578350-suivez-votre-progression-grace-a-google-search-console#/id/r-5690346">https://openclassrooms.com/fr/courses/5561431-augmentez-votre-trafic-grace-au-referencement-naturel-seo/5578350-suivez-votre-progression-grace-a-google-search-console#/id/r-5690346</text:a></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Le CSS n’est pas minifié</text:p>
          </table:table-cell>
          <table:table-cell table:style-name="ce7" office:value-type="string">
            <text:p>Un fichier css non minifié mets plus de temps à charger, ce qui ralentit la vitesse de chargement du site et donc ses performances techniques.</text:p>
          </table:table-cell>
          <table:table-cell table:style-name="ce10" office:value-type="string">
            <text:p>aller chercher les librairies javascripts et css directement sur le cloud (les js sur https://cdnjs.cloudflare.com et les css sur https://cdn.jsdelivr.net et https://cdnjs.cloudflare.com )</text:p>
          </table:table-cell>
          <table:table-cell table:style-name="ce23"/>
          <table:table-cell table:style-name="ce25" office:value-type="string">
            <text:p><text:a xlink:href="https://openclassrooms.com/fr/courses/5922626-optimisez-le-referencement-de-votre-site-seo-en-ameliorant-ses-performances-techniques/6055231-allegez-les-pages-de-votre-site#/id/r-6055853">https://openclassrooms.com/fr/courses/5922626-optimisez-le-referencement-de-votre-site-seo-en-ameliorant-ses-performances-techniques/6055231-allegez-les-pages-de-votre-site#/id/r-6055853</text:a></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9" office:value-type="string">
            <text:p>Footer : la description de la société pourrait être améliorée</text:p>
          </table:table-cell>
          <table:table-cell table:style-name="ce12" office:value-type="string">
            <text:p>La description :Agence La Panthère - Agence web basée à Lyon.pourrait être amélioré car agence web est trop vague.</text:p>
            <text:p/>
          </table:table-cell>
          <table:table-cell table:style-name="ce17" office:value-type="string">
            <text:p>Rajouter « Agence La Panthère - Agence web design basée à Lyon »</text:p>
            <text:p/>
          </table:table-cell>
          <table:table-cell table:style-name="ce23" office:value-type="string">
            <text:p>ok</text:p>
          </table:table-cell>
          <table:table-cell table:style-name="ce28" office:value-type="string">
            <text:p><text:a xlink:href="https://openclassrooms.com/fr/courses/5561431-augmentez-votre-trafic-grace-au-referencement-naturel-seo/5578343-optimisez-le-contenu-de-vos-pages#/id/r-5603043">https://openclassrooms.com/fr/courses/5561431-augmentez-votre-trafic-grace-au-referencement-naturel-seo/5578343-optimisez-le-contenu-de-vos-pages#/id/r-5603043</text:a></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8" office:value-type="string">
            <text:p>Balise H1 sans mots clé</text:p>
          </table:table-cell>
          <table:table-cell table:style-name="ce7" office:value-type="string">
            <text:p>La balise H1 contient « Agence La Panthère. » C’est bien car il s’agit du nom de l’entreprise, mails il n’y a pas de mots clés pertinents.</text:p>
          </table:table-cell>
          <table:table-cell table:style-name="ce10" office:value-type="string">
            <text:p>La balise H1 doit contenir des mots clé sur les quels vous avez choisis de vous positionner.</text:p>
            <text:p><text:span text:style-name="T1">Remplacer « Agence La Panthère . » par «  Agence La Panthère – </text:span><text:span text:style-name="T1">Entreprise de web design à Lyon »</text:span></text:p>
          </table:table-cell>
          <table:table-cell table:style-name="ce20" office:value-type="string">
            <text:p>ok</text:p>
          </table:table-cell>
          <table:table-cell table:style-name="ce28" office:value-type="string">
            <text:p><text:a xlink:href="https://openclassrooms.com/fr/courses/5561431-augmentez-votre-trafic-grace-au-referencement-naturel-seo/5578343-optimisez-le-contenu-de-vos-pages#/id/r-5603043">https://openclassrooms.com/fr/courses/5561431-augmentez-votre-trafic-grace-au-referencement-naturel-seo/5578343-optimisez-le-contenu-de-vos-pages#/id/r-5603043</text:a></text:p>
          </table:table-cell>
          <table:table-cell table:style-name="ce32" table:number-columns-repeated="1017"/>
          <table:table-cell table:style-name="ce35"/>
        </table:table-row>
        <table:table-row table:style-name="ro1">
          <table:table-cell table:style-name="ce5" office:value-type="string">
            <text:p>SEO - Référencement naturel</text:p>
          </table:table-cell>
          <table:table-cell table:style-name="ce9" office:value-type="string">
            <text:p>Footer : trop de lien</text:p>
          </table:table-cell>
          <table:table-cell table:style-name="ce13" office:value-type="string">
            <text:p>Il faut que tu supprimes tous les liens qui y sont présents: beaucoup de liens morts , et de plus ce n'est pas l'endroit pour mettre autant de lien </text:p>
          </table:table-cell>
          <table:table-cell table:style-name="ce13" office:value-type="string">
            <text:p>Il faut que La Panthère créé une page "Partenaires" dans laquelle ils placeraient les liens fonctionnels.</text:p>
          </table:table-cell>
          <table:table-cell table:style-name="ce24"/>
          <table:table-cell table:style-name="ce29" office:value-type="string">
            <text:p><text:a xlink:href="https://www.auditervotresiteweb.fr/audit-seo-site-web/fr/domain/matthieucarondev.github.io/BSiI62f686a9738e8#link-analysis">https://www.auditervotresiteweb.fr/audit-seo-site-web/fr/domain/matthieucarondev.github.io/BSiI62f686a9738e8#link-analysis</text:a></text:p>
          </table:table-cell>
          <table:table-cell table:style-name="ce6" table:number-columns-repeated="1017"/>
          <table:table-cell table:style-name="Default"/>
        </table:table-row>
        <table:table-row table:style-name="ro1">
          <table:table-cell table:style-name="ce6" table:number-columns-repeated="2"/>
          <table:table-cell/>
          <table:table-cell table:style-name="ce18"/>
          <table:table-cell table:style-name="ce6"/>
          <table:table-cell/>
          <table:table-cell table:style-name="ce6" table:number-columns-repeated="1018"/>
        </table:table-row>
        <table:table-row table:style-name="ro1" table:number-rows-repeated="52">
          <table:table-cell table:style-name="ce6" table:number-columns-repeated="2"/>
          <table:table-cell table:number-columns-repeated="2"/>
          <table:table-cell table:style-name="ce6"/>
          <table:table-cell/>
          <table:table-cell table:style-name="ce6" table:number-columns-repeated="1018"/>
        </table:table-row>
        <table:table-row table:style-name="ro1">
          <table:table-cell table:style-name="ce6" table:number-columns-repeated="2"/>
          <table:table-cell table:number-columns-repeated="4"/>
          <table:table-cell table:style-name="ce6"/>
          <table:table-cell table:style-name="ce34"/>
          <table:table-cell table:style-name="ce6" table:number-columns-repeated="1016"/>
        </table:table-row>
        <table:table-row table:style-name="ro1">
          <table:table-cell/>
          <table:table-cell table:style-name="ce6"/>
          <table:table-cell table:number-columns-repeated="6"/>
          <table:table-cell table:style-name="ce6" table:number-columns-repeated="1016"/>
        </table:table-row>
        <table:table-row table:style-name="ro1">
          <table:table-cell/>
          <table:table-cell table:style-name="ce6"/>
          <table:table-cell table:number-columns-repeated="1022"/>
        </table:table-row>
        <table:table-row table:style-name="ro1" table:number-rows-repeated="104849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style="long"/>
      <number:text>/</number:text>
      <number:month number:style="long"/>
      <number:text>/</number:text>
      <number:year number:style="long"/>
      <number:text> </number:text>
      <number:hours number:style="long"/>
      <number:text>:</number:text>
      <number:minutes number:style="long"/>
    </number:date-style>
    <number:number-style style:name="N121P0" style:volatile="true">
      <number:number number:decimal-places="0" number:min-integer-digits="1" number:grouping="true"/>
      <number:text>   </number:text>
    </number:number-style>
    <number:number-style style:name="N121">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   </number:text>
      <style:map style:condition="value()&gt;=0" style:apply-style-name="N122P0"/>
    </number:number-style>
    <number:number-style style:name="N124P0" style:volatile="true">
      <number:number number:decimal-places="2" number:min-integer-digits="1" number:grouping="true"/>
      <number:text>   </number:text>
    </number:number-style>
    <number:number-style style:name="N124">
      <number:text>-</number:text>
      <number:number number:decimal-places="2" number:min-integer-digits="1" number:grouping="true"/>
      <number:text>   </number:text>
      <style:map style:condition="value()&gt;=0" style:apply-style-name="N124P0"/>
    </number:number-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8P0" style:volatile="true">
      <number:number number:decimal-places="0" number:min-integer-digits="1" number:grouping="true"/>
      <number:text>    </number:text>
    </number:number-style>
    <number:number-style style:name="N128P1" style:volatile="true">
      <number:number number:decimal-places="0" number:min-integer-digits="1" number:grouping="true"/>
      <number:text>    </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0" number:min-integer-digits="1" number:grouping="true"/>
      <number:text> € </number:text>
    </number:number-style>
    <number:number-style style:name="N131P1" style:volatile="true">
      <number:number number:decimal-places="0" number:min-integer-digits="1" number:grouping="true"/>
      <number:text> €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number number:decimal-places="2" number:min-integer-digits="1" number:grouping="true"/>
      <number:text>    </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number number:decimal-places="2" number:min-integer-digits="1" number:grouping="true"/>
      <number:text> € </number:text>
    </number:number-style>
    <number:number-style style:name="N137P1" style:volatile="true">
      <number:number number:decimal-places="2" number:min-integer-digits="1" number:grouping="true"/>
      <number:text> € </number:text>
    </number:number-style>
    <number:number-style style:name="N137P2" style:volatile="true">
      <number:text>-</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integer-digits="1" number:min-exponent-digits="1"/>
    </number:number-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a" style:print-orientation="landscape" fo:margin-top="0cm" fo:margin-bottom="0cm" fo:margin-left="0cm" fo:margin-right="0cm" style:shadow="none" fo:background-color="transparent" style:print-page-order="ttb" style:first-page-number="continue" style:scale-to="34%" style:table-centering="both"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12">12/08/2022</text:date>, <text:time>19:05:0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12T19:05:09.33</dc:date>
    <meta:generator>OpenOffice/4.1.8$Win32 OpenOffice.org_project/418m3$Build-9803</meta:generator>
    <meta:editing-duration>P1DT21H40M20S</meta:editing-duration>
    <meta:editing-cycles>5</meta:editing-cycles>
    <meta:print-date>2022-08-10T13:35:08.48</meta:print-date>
    <meta:document-statistic meta:table-count="1" meta:cell-count="115" meta:object-count="0"/>
    <meta:user-defined meta:name="Originator">Microsoft Word 15</meta:user-defined>
    <meta:user-defined meta:name="ProgId">Word.Document</meta:user-defined>
  </office:meta>
</office:document-meta>
</file>